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10"/>
        <table:table-column table:style-name="co3" table:default-cell-style-name="ce5"/>
        <table:table-column table:style-name="co3" table:default-cell-style-name="ce13"/>
        <table:table-column table:style-name="co10" table:default-cell-style-name="ce11"/>
        <table:table-column table:style-name="co11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Siltronic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5.5">
            <text:p>65,5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EUR" office:value="234.650313886549">
            <text:p>234,65 €</text:p>
          </table:table-cell>
          <table:table-cell table:style-name="ce5" table:formula="of:=[.F2]-[.B3]/[.B4]" office:value-type="currency" office:currency="EUR" office:value="225.450313886549">
            <text:p>225,45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76">
            <text:p>276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95">
            <text:p>9,50%</text:p>
          </table:table-cell>
          <table:table-cell table:style-name="Default"/>
          <table:table-cell table:style-name="ce13" table:formula="of:=[.G19]+[.G20]" office:value-type="currency" office:currency="EUR" office:value="128.396141022429">
            <text:p>128,40 €</text:p>
          </table:table-cell>
          <table:table-cell table:formula="of:=[.F3]-[.B3]/[.B4]" office:value-type="currency" office:currency="EUR" office:value="119.196141022429">
            <text:p>119,20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27.122029975873">
            <text:p>127,12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30">
            <text:p>30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1">
            <text:p>11,00%</text:p>
          </table:table-cell>
          <table:table-cell table:style-name="Default"/>
          <table:table-cell table:style-name="ce14" table:formula="of:=[.J19]+[.J20]" office:value-type="currency" office:currency="EUR" office:value="61.7714129255248">
            <text:p>61,77 €</text:p>
          </table:table-cell>
          <table:table-cell table:style-name="ce14" table:formula="of:=[.F4]-[.B3]/[.B4]" office:value-type="currency" office:currency="EUR" office:value="52.5714129255248">
            <text:p>52,57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1.34">
            <text:p>11,34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5.67">
            <text:p>5,67 €</text:p>
          </table:table-cell>
          <table:table-cell table:style-name="ce7"/>
          <table:table-cell table:formula="of:=[.B8]/(1+[.D2])^(1/4)" office:value-type="currency" office:currency="EUR" office:value="5.56195050756333">
            <text:p>5,56 €</text:p>
          </table:table-cell>
          <table:table-cell table:formula="of:=[.B5]/2" office:value-type="currency" office:currency="EUR" office:value="5.67">
            <text:p>5,67 €</text:p>
          </table:table-cell>
          <table:table-cell table:style-name="ce8"/>
          <table:table-cell table:formula="of:=[.E8]/(1+[.D3])^(1/4)" office:value-type="currency" office:currency="EUR" office:value="5.54280409435769">
            <text:p>5,54 €</text:p>
          </table:table-cell>
          <table:table-cell table:formula="of:=[.B5]/2" office:value-type="currency" office:currency="EUR" office:value="5.67">
            <text:p>5,67 €</text:p>
          </table:table-cell>
          <table:table-cell table:style-name="ce9"/>
          <table:table-cell table:formula="of:=[.H8]/(1+[.D4])^(1/4)" office:value-type="currency" office:currency="EUR" office:value="5.52398275609614">
            <text:p>5,5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1.907">
            <text:p>11,91 €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EUR" office:value="11.025">
            <text:p>11,03 €</text:p>
          </table:table-cell>
          <table:table-cell table:formula="of:=[.B5]*(1+[.F9])" office:value-type="currency" office:currency="EUR" office:value="11.6802">
            <text:p>11,68 €</text:p>
          </table:table-cell>
          <table:table-cell office:value-type="percentage" office:value="0.03">
            <text:p>3,00%</text:p>
          </table:table-cell>
          <table:table-cell table:formula="of:=[.E9]/(1+[.$D$3])^[.A9]" office:value-type="currency" office:currency="EUR" office:value="10.6668493150685">
            <text:p>10,67 €</text:p>
          </table:table-cell>
          <table:table-cell table:formula="of:=[.B5]*(1+[.I9])" office:value-type="currency" office:currency="EUR" office:value="7.938">
            <text:p>7,94 €</text:p>
          </table:table-cell>
          <table:table-cell office:value-type="percentage" office:value="-0.3">
            <text:p>-30,00%</text:p>
          </table:table-cell>
          <table:table-cell table:formula="of:=[.H9]/(1+[.$D$4])^[.A9]" office:value-type="currency" office:currency="EUR" office:value="7.15135135135135">
            <text:p>7,1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0.7163">
            <text:p>10,72 €</text:p>
          </table:table-cell>
          <table:table-cell office:value-type="percentage" office:value="-0.1">
            <text:p>-10,00%</text:p>
          </table:table-cell>
          <table:table-cell table:formula="of:=[.B10]/(1+[.$D$2])^[.A10]" office:value-type="currency" office:currency="EUR" office:value="9.1875">
            <text:p>9,19 €</text:p>
          </table:table-cell>
          <table:table-cell table:formula="of:=[.E9]*(1+[.F10])" office:value-type="currency" office:currency="EUR" office:value="10.044972">
            <text:p>10,04 €</text:p>
          </table:table-cell>
          <table:table-cell office:value-type="percentage" office:value="-0.14">
            <text:p>-14,00%</text:p>
          </table:table-cell>
          <table:table-cell table:formula="of:=[.E10]/(1+[.$D$3])^[.A10]" office:value-type="currency" office:currency="EUR" office:value="8.3776168136611">
            <text:p>8,38 €</text:p>
          </table:table-cell>
          <table:table-cell table:formula="of:=[.H9]*(1+[.I10])" office:value-type="currency" office:currency="EUR" office:value="6.98544">
            <text:p>6,99 €</text:p>
          </table:table-cell>
          <table:table-cell office:value-type="percentage" office:value="-0.12">
            <text:p>-12,00%</text:p>
          </table:table-cell>
          <table:table-cell table:formula="of:=[.H10]/(1+[.$D$4])^[.A10]" office:value-type="currency" office:currency="EUR" office:value="5.66953981008035">
            <text:p>5,67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3.073886">
            <text:p>13,07 €</text:p>
          </table:table-cell>
          <table:table-cell office:value-type="percentage" office:value="0.22">
            <text:p>22,00%</text:p>
          </table:table-cell>
          <table:table-cell table:formula="of:=[.B11]/(1+[.$D$2])^[.A11]" office:value-type="currency" office:currency="EUR" office:value="10.3784722222222">
            <text:p>10,38 €</text:p>
          </table:table-cell>
          <table:table-cell table:formula="of:=[.E10]*(1+[.F11])" office:value-type="currency" office:currency="EUR" office:value="10.24587144">
            <text:p>10,25 €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EUR" office:value="7.8038074428624">
            <text:p>7,80 €</text:p>
          </table:table-cell>
          <table:table-cell table:formula="of:=[.H10]*(1+[.I11])" office:value-type="currency" office:currency="EUR" office:value="6.286896">
            <text:p>6,29 €</text:p>
          </table:table-cell>
          <table:table-cell office:value-type="percentage" office:value="-0.1">
            <text:p>-10,00%</text:p>
          </table:table-cell>
          <table:table-cell table:formula="of:=[.H11]/(1+[.$D$4])^[.A11]" office:value-type="currency" office:currency="EUR" office:value="4.59692417033542">
            <text:p>4,60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4.64275232">
            <text:p>14,64 €</text:p>
          </table:table-cell>
          <table:table-cell office:value-type="percentage" office:value="0.12">
            <text:p>12,00%</text:p>
          </table:table-cell>
          <table:table-cell table:formula="of:=[.B12]/(1+[.$D$2])^[.A12]" office:value-type="currency" office:currency="EUR" office:value="10.7628600823045">
            <text:p>10,76 €</text:p>
          </table:table-cell>
          <table:table-cell table:formula="of:=[.E11]*(1+[.F12])" office:value-type="currency" office:currency="EUR" office:value="10.4507888688">
            <text:p>10,45 €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EUR" office:value="7.26930008376223">
            <text:p>7,27 €</text:p>
          </table:table-cell>
          <table:table-cell table:formula="of:=[.H11]*(1+[.I12])" office:value-type="currency" office:currency="EUR" office:value="5.78394432">
            <text:p>5,78 €</text:p>
          </table:table-cell>
          <table:table-cell office:value-type="percentage" office:value="-0.08">
            <text:p>-8,00%</text:p>
          </table:table-cell>
          <table:table-cell table:formula="of:=[.H12]/(1+[.$D$4])^[.A12]" office:value-type="currency" office:currency="EUR" office:value="3.81006327631404">
            <text:p>3,81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6.2534550752">
            <text:p>16,25 €</text:p>
          </table:table-cell>
          <table:table-cell office:value-type="percentage" office:value="0.11">
            <text:p>11,00%</text:p>
          </table:table-cell>
          <table:table-cell table:formula="of:=[.B13]/(1+[.$D$2])^[.A13]" office:value-type="currency" office:currency="EUR" office:value="11.0618284179241">
            <text:p>11,06 €</text:p>
          </table:table-cell>
          <table:table-cell table:formula="of:=[.E12]*(1+[.F13])" office:value-type="currency" office:currency="EUR" office:value="10.659804646176">
            <text:p>10,66 €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EUR" office:value="6.77140281775112">
            <text:p>6,77 €</text:p>
          </table:table-cell>
          <table:table-cell table:formula="of:=[.H12]*(1+[.I13])" office:value-type="currency" office:currency="EUR" office:value="5.4369076608">
            <text:p>5,44 €</text:p>
          </table:table-cell>
          <table:table-cell office:value-type="percentage" office:value="-0.06">
            <text:p>-6,00%</text:p>
          </table:table-cell>
          <table:table-cell table:formula="of:=[.H13]/(1+[.$D$4])^[.A13]" office:value-type="currency" office:currency="EUR" office:value="3.22654007183351">
            <text:p>3,23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17.716266031968">
            <text:p>17,72 €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EUR" office:value="11.1642527551271">
            <text:p>11,16 €</text:p>
          </table:table-cell>
          <table:table-cell table:formula="of:=[.E13]*(1+[.F14])" office:value-type="currency" office:currency="EUR" office:value="10.8730007390995">
            <text:p>10,87 €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EUR" office:value="6.30760810420652">
            <text:p>6,31 €</text:p>
          </table:table-cell>
          <table:table-cell table:formula="of:=[.H13]*(1+[.I14])" office:value-type="currency" office:currency="EUR" office:value="5.219431354368">
            <text:p>5,22 €</text:p>
          </table:table-cell>
          <table:table-cell office:value-type="percentage" office:value="-0.04">
            <text:p>-4,00%</text:p>
          </table:table-cell>
          <table:table-cell table:formula="of:=[.H14]/(1+[.$D$4])^[.A14]" office:value-type="currency" office:currency="EUR" office:value="2.79052114320736">
            <text:p>2,79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19.1335673145254">
            <text:p>19,13 €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EUR" office:value="11.1642527551271">
            <text:p>11,16 €</text:p>
          </table:table-cell>
          <table:table-cell table:formula="of:=[.E14]*(1+[.F15])" office:value-type="currency" office:currency="EUR" office:value="11.0904607538815">
            <text:p>11,09 €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EUR" office:value="5.87558015186361">
            <text:p>5,88 €</text:p>
          </table:table-cell>
          <table:table-cell table:formula="of:=[.H14]*(1+[.I15])" office:value-type="currency" office:currency="EUR" office:value="5.11504272728064">
            <text:p>5,12 €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EUR" office:value="2.46370335166055">
            <text:p>2,46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20.4729170265422">
            <text:p>20,47 €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EUR" office:value="11.0608800444315">
            <text:p>11,06 €</text:p>
          </table:table-cell>
          <table:table-cell table:formula="of:=[.E15]*(1+[.F16])" office:value-type="currency" office:currency="EUR" office:value="11.3122699689591">
            <text:p>11,31 €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EUR" office:value="5.47314315516062">
            <text:p>5,47 €</text:p>
          </table:table-cell>
          <table:table-cell table:formula="of:=[.H15]*(1+[.I16])" office:value-type="currency" office:currency="EUR" office:value="5.11504272728064">
            <text:p>5,12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2.21955256906356">
            <text:p>2,22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1.7012920481348">
            <text:p>21,70 €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EUR" office:value="10.8560489324976">
            <text:p>10,86 €</text:p>
          </table:table-cell>
          <table:table-cell table:formula="of:=[.E16]*(1+[.F17])" office:value-type="currency" office:currency="EUR" office:value="11.5385153683383">
            <text:p>11,54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5.09827033631401">
            <text:p>5,10 €</text:p>
          </table:table-cell>
          <table:table-cell table:formula="of:=[.H16]*(1+[.I17])" office:value-type="currency" office:currency="EUR" office:value="5.11504272728064">
            <text:p>5,12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1.99959690906627">
            <text:p>2,00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22.7863566505415">
            <text:p>22,79 €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EUR" office:value="10.554492017706">
            <text:p>10,55 €</text:p>
          </table:table-cell>
          <table:table-cell table:formula="of:=[.E17]*(1+[.F18])" office:value-type="currency" office:currency="EUR" office:value="11.7692856757051">
            <text:p>11,77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4.74907373793633">
            <text:p>4,75 €</text:p>
          </table:table-cell>
          <table:table-cell table:formula="of:=[.H17]*(1+[.I18])" office:value-type="currency" office:currency="EUR" office:value="5.11504272728064">
            <text:p>5,12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1.80143865681646">
            <text:p>1,80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12.777537734903">
            <text:p>112,78 €</text:p>
          </table:table-cell>
          <table:table-cell/>
          <table:table-cell table:style-name="ce8"/>
          <table:table-cell table:formula="of:=SUM([.G8:.G18])" office:value-type="currency" office:currency="EUR" office:value="73.9354560529442">
            <text:p>73,94 €</text:p>
          </table:table-cell>
          <table:table-cell/>
          <table:table-cell table:style-name="ce9"/>
          <table:table-cell table:formula="of:=SUM([.J8:.J18])" office:value-type="currency" office:currency="EUR" office:value="41.253214065825">
            <text:p>41,25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273.436279806498">
            <text:p>273,44 €</text:p>
          </table:table-cell>
          <table:table-cell table:style-name="ce7"/>
          <table:table-cell table:formula="of:=[.B20]/(1+[.D2])^([.A18]+1/2)" office:value-type="currency" office:currency="EUR" office:value="121.872776151646">
            <text:p>121,87 €</text:p>
          </table:table-cell>
          <table:table-cell table:formula="of:=[.E18]*[.D5]" office:value-type="currency" office:currency="EUR" office:value="141.231428108461">
            <text:p>141,23 €</text:p>
          </table:table-cell>
          <table:table-cell table:style-name="ce8"/>
          <table:table-cell table:formula="of:=[.E20]/(1+[.D3])^([.A18]+1/2)" office:value-type="currency" office:currency="EUR" office:value="54.4606849694853">
            <text:p>54,46 €</text:p>
          </table:table-cell>
          <table:table-cell table:formula="of:=[.H18]*[.D5]" office:value-type="currency" office:currency="EUR" office:value="61.3805127273677">
            <text:p>61,38 €</text:p>
          </table:table-cell>
          <table:table-cell table:style-name="ce9"/>
          <table:table-cell table:formula="of:=[.H20]/(1+[.D4])^([.A18]+1/2)" office:value-type="currency" office:currency="EUR" office:value="20.5181988596998">
            <text:p>20,52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0">30.10.2022</text:date>, <text:time>17:36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0-30T17:36:33.81</dc:date>
    <dc:creator>aaa </dc:creator>
    <meta:editing-duration>P3DT55M4S</meta:editing-duration>
    <meta:editing-cycles>53</meta:editing-cycles>
    <meta:generator>OpenOffice/4.1.5$Win32 OpenOffice.org_project/415m1$Build-9789</meta:generator>
    <meta:document-statistic meta:table-count="5" meta:cell-count="687" meta:object-count="0"/>
  </office:meta>
</office:document-meta>
</file>